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motas embedded communication GmbH Binary Evaluation License - November 2019<text:line-break/><text:line-break/>1. emotas embedded communication GmbH, located at Fritz-Haber-Str. 9, 06217 Merseburg, Germany (Licensor),<text:line-break/> <text:s text:c="2"/>grants the non-exclusive, non-transferable and temporary right of use,<text:line-break/> <text:s text:c="2"/>for the products to evaluate their suitability for a project of the licensee.<text:line-break/>2. The Licensee shall use the products only for evaluation. <text:s/>Any other commercial use is prohibited.<text:line-break/>3. The Licensee shall not transfer the products to any third party without prior written consent of the Licensor.<text:line-break/>4. The Licensee shall not remove any copyright information from the products.<text:line-break/>5. All right to publish, copy, modify or merchandise the products remain with the Licensor.<text:line-break/>6. In the event the Licensee violates any of the terms and conditions of this license, either in part or in whole,<text:line-break/> <text:s text:c="2"/>the Licensor shall be entitled to damages including all costs associated with collecting damages.<text:line-break/>7. The Licensor does not guarantee that the products are suitable for the purpose of the Licensee. <text:line-break/>8. The Licensor is not liable for damages caused by the use of the products and the Licensor,<text:line-break/> <text:s text:c="2"/>is not liable for the efforts to repair or fix defects. <text:line-break/>9. The Licensor shall not be liable for any consequential, special, indirect, incidental or punitive damages of any kind or nature whatsoever,<text:line-break/> <text:s text:c="2"/>or any lost income or profits, regardless of whether arising from breach of contract or wrongful acts,<text:line-break/> <text:s text:c="2"/>even if advised of the possibility of such loss or damage or if such loss or damage could have been reasonably forese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3:21:50.448000000</meta:creation-date>
    <dc:date>2022-02-17T13:23:20.273000000</dc:date>
    <meta:editing-duration>PT1M30S</meta:editing-duration>
    <meta:editing-cycles>1</meta:editing-cycles>
    <meta:document-statistic meta:table-count="0" meta:image-count="0" meta:object-count="0" meta:page-count="1" meta:paragraph-count="1" meta:word-count="250" meta:character-count="1567" meta:non-whitespace-character-count="1296"/>
    <meta:generator>LibreOffice/7.3.0.3$Windows_X86_64 LibreOffice_project/0f246aa12d0eee4a0f7adcefbf7c878fc2238db3</meta:generator>
  </office:meta>
</office:document-meta>
</file>